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A3000000646E3F912E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ahoma" fo:font-size="11pt" style:text-underline-style="solid" style:text-underline-width="auto" style:text-underline-color="font-color" fo:font-weight="bold" style:font-size-asian="11pt" style:font-weight-asian="bold" style:font-name-complex="Tahoma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Tahoma" fo:font-size="10pt" fo:font-style="italic" fo:font-weight="bold" style:font-size-asian="10pt" style:font-style-asian="italic" style:font-weight-asian="bold" style:font-name-complex="Tahoma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Tahoma" fo:font-size="10pt" fo:font-style="italic" style:text-underline-style="solid" style:text-underline-width="auto" style:text-underline-color="font-color" fo:font-weight="bold" style:font-size-asian="10pt" style:font-style-asian="italic" style:font-weight-asian="bold" style:font-name-complex="Tahoma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5" style:family="paragraph" style:parent-style-name="Standard" style:list-style-name="WW8Num1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0pt" fo:font-weight="bold" style:font-size-asian="10pt" style:font-weight-asian="bold" style:font-name-complex="Tahoma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ff0000" style:font-name="Tahoma" fo:font-size="10pt" fo:font-weight="normal" style:font-size-asian="10pt" style:font-weight-asian="normal" style:font-name-complex="Tahoma" style:font-size-complex="10pt" style:font-weight-complex="normal"/>
    </style:style>
    <style:style style:name="P8" style:family="paragraph" style:parent-style-name="Standard">
      <style:paragraph-properties fo:text-align="justify" style:justify-single-word="false" fo:padding-left="0cm" fo:padding-right="0.141cm" fo:padding-top="0.035cm" fo:padding-bottom="0.035cm" fo:border="0.51pt solid #000000"/>
      <style:text-properties style:font-name="Tahoma" fo:font-size="10pt" fo:font-style="italic" style:text-underline-style="solid" style:text-underline-width="auto" style:text-underline-color="font-color" fo:font-weight="bold" style:font-size-asian="10pt" style:font-style-asian="italic" style:font-weight-asian="bold" style:font-name-complex="Tahoma" style:font-size-complex="10pt"/>
    </style:style>
    <style:style style:name="P9" style:family="paragraph" style:parent-style-name="Standard">
      <style:paragraph-properties fo:text-align="justify" style:justify-single-word="false" fo:padding-left="0cm" fo:padding-right="0.141cm" fo:padding-top="0.035cm" fo:padding-bottom="0.035cm" fo:border="0.51pt solid #000000"/>
      <style:text-properties style:font-name="Tahoma" fo:font-size="5pt" fo:font-style="italic" fo:font-weight="bold" style:font-size-asian="5pt" style:font-style-asian="italic" style:font-weight-asian="bold" style:font-name-complex="Tahoma" style:font-size-complex="5pt"/>
    </style:style>
    <style:style style:name="P10" style:family="paragraph" style:parent-style-name="Standard" style:list-style-name="WW8Num2">
      <style:paragraph-properties fo:padding-left="0cm" fo:padding-right="0.141cm" fo:padding-top="0.035cm" fo:padding-bottom="0.035cm" fo:border="0.51pt solid #000000"/>
      <style:text-properties style:font-name="Tahoma" fo:font-size="9.5pt" style:font-size-asian="9.5pt" style:font-name-complex="Tahoma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11pt" style:text-underline-style="solid" style:text-underline-width="auto" style:text-underline-color="font-color" fo:font-weight="bold" style:font-size-asian="11pt" style:font-weight-asian="bold" style:font-name-complex="Tahoma" style:font-size-complex="11pt"/>
    </style:style>
    <style:style style:name="P12" style:family="paragraph" style:parent-style-name="Header">
      <style:text-properties style:font-name="Tahoma" fo:font-size="10pt" style:font-size-asian="10pt" style:font-name-complex="Tahoma" style:font-size-complex="10pt"/>
    </style:style>
    <style:style style:name="P13" style:family="paragraph" style:parent-style-name="Header">
      <style:paragraph-properties fo:text-align="end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Header">
      <style:text-properties style:font-name="Tahoma" fo:font-size="10pt" fo:language="en" fo:country="US" style:font-size-asian="10pt" style:font-name-complex="Tahoma" style:font-size-complex="10pt"/>
    </style:style>
    <style:style style:name="P15" style:family="paragraph" style:parent-style-name="Header">
      <style:paragraph-properties fo:text-align="end" style:justify-single-word="false"/>
      <style:text-properties style:font-name="Tahoma" fo:font-size="10pt" fo:language="en" fo:country="US" style:font-size-asian="10pt" style:font-name-complex="Tahoma" style:font-size-complex="10pt"/>
    </style:style>
    <style:style style:name="P16" style:family="paragraph" style:parent-style-name="Parágrafo_20_da_20_Lista">
      <style:text-properties style:font-name="Tahoma" fo:font-size="10pt" fo:font-weight="bold" style:font-size-asian="10pt" style:font-weight-asian="bold" style:font-name-complex="Tahoma" style:font-size-complex="10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color="#ff0000"/>
    </style:style>
    <style:style style:name="T4" style:family="text">
      <style:text-properties fo:color="#ff0000"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Leitura Complementar IV</text:p>
      <text:p text:style-name="P1"/>
      <text:p text:style-name="P2">Nome: <text:span text:style-name="T3">Lucas Pereira Da Silva (10100754)</text:span> Data de entrega: 01/07/2012 (domingo)</text:p>
      <text:p text:style-name="P2"/>
      <text:p text:style-name="P8">Instruções:</text:p>
      <text:p text:style-name="P9"/>
      <text:list xml:id="list2170669920" text:style-name="WW8Num2">
        <text:list-item>
          <text:p text:style-name="P10">Ler o arquivo “Assercoes - leitura 4.pdf”. </text:p>
        </text:list-item>
        <text:list-item>
          <text:p text:style-name="P10">Responder as questões abaixo.</text:p>
        </text:list-item>
        <text:list-item>
          <text:p text:style-name="P10">Salvar o arquivo de respostas e postar no Moodle até o dia <text:span text:style-name="T1">01/07</text:span>.</text:p>
        </text:list-item>
        <text:list-item>
          <text:p text:style-name="P10">Todas as respostas devem ser descritas de forma pessoal, ou seja, respostas copiadas do texto não serão consideradas corretas. </text:p>
        </text:list-item>
        <text:list-item>
          <text:p text:style-name="P10"><text:span text:style-name="T2">Não esqueça</text:span>: a atividade é <text:span text:style-name="T1">individual</text:span>, vale <text:span text:style-name="T1">10% da nota</text:span> (total de leituras do semestre) e leituras <text:span text:style-name="T1">fora do prazo não</text:span> serão contabilizadas na nota. </text:p>
        </text:list-item>
      </text:list>
      <text:p text:style-name="P2"/>
      <text:p text:style-name="P3">Questões:</text:p>
      <text:list xml:id="list55381211" text:style-name="WW8Num1">
        <text:list-header>
          <text:p text:style-name="P5"/>
        </text:list-header>
      </text:list>
      <text:p text:style-name="P6">1. Qual seria o principal objetivo em se criar uma asserção em um BD?</text:p>
      <text:p text:style-name="P7"><text:tab/>Garantir que dados inseridos pelos usuário não se tornem inconsistentes.</text:p>
      <text:p text:style-name="P7"/>
      <text:p text:style-name="P6">2. O que leva os desenvolvedores <text:s/>de <text:s/>sistemas <text:s/>a <text:s/>omitir <text:s/>o <text:s/>suporte <text:s/>para <text:s/>asserções?</text:p>
      <text:p text:style-name="P7"><text:tab/>Segundo o texto é a demora no tempo do processamento das asserções. Na minha opinião é que os desenvolvedores tem preguiça de ter que fazer as asserções tanto para o banco de dados, quanto para o programa que se conectará ao banco de dados para realizar as operações.</text:p>
      <text:p text:style-name="P16"/>
      <text:p text:style-name="P6">3. Quando é mais vantajoso usar o CHECK no CREATE TABLE, em vez da criação de uma asserção? Dê um exemplo.</text:p>
      <text:p text:style-name="P4"><text:span text:style-name="T4"><text:tab/>Quando é possível usa-lo em atributos onde se sabe que o valor pode se tornar inconsistente apenas quando ele é inserido ou modificado. Um exemplo seria o de restringir o valor máximo do atributo idade de uma tabela para 12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ágrafo_20_da_20_Lista" style:display-name="Parágrafo da Lista" style:family="paragraph" style:parent-style-name="Standard">
      <style:paragraph-properties fo:margin="100%"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" style:family="table">
      <style:table-properties style:width="18.002cm" table:align="left" style:writing-mode="lr-tb"/>
    </style:style>
    <style:style style:name="Tabela1.A" style:family="table-column">
      <style:table-column-properties style:column-width="8.001cm"/>
    </style:style>
    <style:style style:name="Tabela1.B" style:family="table-column">
      <style:table-column-properties style:column-width="10.001cm"/>
    </style:style>
    <style:style style:name="Tabela1.1" style:family="table-row">
      <style:table-row-properties style:min-row-height="2.263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MP1" style:family="paragraph" style:parent-style-name="Header">
      <style:text-properties style:font-name="Tahoma" fo:font-size="10pt" style:font-size-asian="10pt" style:font-name-complex="Tahoma" style:font-size-complex="10pt"/>
    </style:style>
    <style:style style:name="MP2" style:family="paragraph" style:parent-style-name="Header">
      <style:paragraph-properties fo:text-align="end" style:justify-single-word="false"/>
      <style:text-properties style:font-name="Tahoma" fo:font-size="10pt" style:font-size-asian="10pt" style:font-name-complex="Tahoma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Tahoma" fo:font-size="10pt" fo:language="en" fo:country="US" style:font-size-asian="10pt" style:font-name-complex="Tahoma" style:font-size-complex="10pt"/>
    </style:style>
    <style:style style:name="MP4" style:family="paragraph" style:parent-style-name="Header">
      <style:text-properties style:font-name="Tahoma" fo:font-size="10pt" fo:language="en" fo:country="US" style:font-size-asian="10pt" style:font-name-complex="Tahoma" style:font-size-complex="10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752cm" fo:margin-left="1.752cm" fo:margin-right="1.836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1.752cm" fo:margin-left="1.752cm" fo:margin-right="1.836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1"><draw:frame draw:style-name="Mfr1" draw:name="figuras1" text:anchor-type="as-char" svg:width="3.438cm" svg:height="2.113cm" draw:z-index="0"><draw:image xlink:href="Pictures/10000000000000A3000000646E3F912E.jpg" xlink:type="simple" xlink:show="embed" xlink:actuate="onLoad"/></draw:frame></text:p>
            </table:table-cell>
            <table:table-cell table:style-name="Tabela1.B1" office:value-type="string">
              <text:p text:style-name="MP2">Universidade Federal de Santa Catarina – UFSC</text:p>
              <text:p text:style-name="MP2">Departamento de Informática e Estatística – INE/CTC</text:p>
              <text:p text:style-name="MP2"/>
              <text:p text:style-name="MP3">Prof. Carina Friedrich Dorneles</text:p>
              <text:p text:style-name="MP3">dorneles@inf.ufsc.br</text:p>
            </table:table-cell>
          </table:table-row>
        </table:table>
        <text:p text:style-name="MP4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rcícios – aula 12/08/2009</dc:title>
    <meta:initial-creator>Carina</meta:initial-creator>
    <meta:creation-date>2009-08-28T17:04:00</meta:creation-date>
    <dc:creator>Lucas </dc:creator>
    <dc:date>2012-06-22T14:28:52</dc:date>
    <meta:print-date>2009-08-18T19:55:00</meta:print-date>
    <meta:editing-cycles>10</meta:editing-cycles>
    <meta:editing-duration>PT24M</meta:editing-duration>
    <meta:document-statistic meta:table-count="1" meta:image-count="1" meta:object-count="0" meta:page-count="1" meta:paragraph-count="20" meta:word-count="255" meta:character-count="1107" meta:non-whitespace-character-count="1272"/>
    <meta:generator>LibreOffice/3.5$Linux_x86 LibreOffice_project/350m1$Build-2</meta:generator>
    <meta:user-defined meta:name="Informações 1"/>
    <meta:user-defined meta:name="Informações 2"/>
    <meta:user-defined meta:name="Informações 3"/>
    <meta:user-defined meta:name="Informações 4"/>
  </office:meta>
</office:document-meta>
</file>